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45" calcext:value-type="float">
            <text:p>945</text:p>
          </table:table-cell>
          <table:table-cell table:style-name="ce7" table:formula="of:=COUNTIF([.B7:.B1095];&quot;X&quot;)" office:value-type="float" office:value="811" calcext:value-type="float">
            <text:p>811</text:p>
          </table:table-cell>
          <table:table-cell table:style-name="ce7" table:formula="of:=COUNTIF([.C7:.C1095];&quot;X&quot;)" office:value-type="float" office:value="16" calcext:value-type="float">
            <text:p>16</text:p>
          </table:table-cell>
          <table:table-cell table:style-name="ce7" table:formula="of:=COUNTIF([.D7:.D1095];&quot;X&quot;)" office:value-type="float" office:value="69" calcext:value-type="float">
            <text:p>69</text:p>
          </table:table-cell>
          <table:table-cell table:style-name="ce7" table:formula="of:=COUNTIF([.E7:.E1095];&quot;X&quot;)" office:value-type="float" office:value="1" calcext:value-type="float">
            <text:p>1</text:p>
          </table:table-cell>
          <table:table-cell table:style-name="ce7" table:formula="of:=COUNTIF([.F7:.F1095];&quot;X&quot;)" office:value-type="float" office:value="104" calcext:value-type="float">
            <text:p>104</text:p>
          </table:table-cell>
          <table:table-cell table:style-name="ce25" table:formula="of:=SUM([.B2:.F2])" office:value-type="float" office:value="1001" calcext:value-type="float">
            <text:p>100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10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14">00/00/0000</text:date>, <text:time style:data-style-name="N2" text:time-value="15:27:00.40085228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7-14T15:27:35.084397360</dc:date>
    <meta:editing-duration>P1DT2H22M4S</meta:editing-duration>
    <meta:editing-cycles>943</meta:editing-cycles>
    <meta:document-statistic meta:table-count="1" meta:cell-count="5689" meta:object-count="0"/>
  </office:meta>
</office:document-meta>
</file>